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0e1b5e" officeooo:paragraph-rsid="000e1b5e"/>
    </style:style>
    <style:style style:name="P2" style:family="paragraph" style:parent-style-name="Standard">
      <style:text-properties style:font-name="Courier New" fo:font-weight="bold" officeooo:rsid="000e1b5e" officeooo:paragraph-rsid="000e1b5e" style:font-weight-asian="bold" style:font-weight-complex="bold"/>
    </style:style>
    <style:style style:name="P3" style:family="paragraph" style:parent-style-name="Standard">
      <style:text-properties style:font-name="Courier New" style:text-underline-style="none" fo:font-weight="bold" officeooo:rsid="000e1b5e" officeooo:paragraph-rsid="000e1b5e" style:font-weight-asian="bold" style:font-weight-complex="bold"/>
    </style:style>
    <style:style style:name="P4" style:family="paragraph" style:parent-style-name="Standard">
      <style:text-properties style:font-name="Courier New" style:text-underline-style="none" fo:font-weight="normal" officeooo:rsid="000e1b5e" officeooo:paragraph-rsid="000e1b5e" style:font-weight-asian="normal" style:font-weight-complex="normal"/>
    </style:style>
    <style:style style:name="P5" style:family="paragraph" style:parent-style-name="Standard">
      <style:text-properties style:font-name="Courier New" fo:font-weight="normal" officeooo:rsid="000e1b5e" officeooo:paragraph-rsid="000e1b5e" style:font-weight-asian="normal" style:font-weight-complex="normal"/>
    </style:style>
    <style:style style:name="P6" style:family="paragraph" style:parent-style-name="Standard">
      <style:text-properties style:font-name="Courier New" style:text-underline-style="solid" style:text-underline-width="auto" style:text-underline-color="font-color" fo:font-weight="normal" officeooo:rsid="000e1b5e" officeooo:paragraph-rsid="000e1b5e" style:font-weight-asian="normal" style:font-weight-complex="normal"/>
    </style:style>
    <style:style style:name="P7" style:family="paragraph" style:parent-style-name="Standard">
      <style:text-properties style:font-name="Courier New" style:text-underline-style="none" fo:font-weight="normal" officeooo:rsid="000e1b5e" officeooo:paragraph-rsid="000e1b5e" style:font-weight-asian="normal" style:font-weight-complex="normal"/>
    </style:style>
    <style:style style:name="P8" style:family="paragraph" style:parent-style-name="Standard">
      <style:paragraph-properties fo:break-before="page"/>
      <style:text-properties style:font-name="Courier New" style:text-underline-style="none" fo:font-weight="normal" officeooo:rsid="000e1b5e" officeooo:paragraph-rsid="000e1b5e" style:font-weight-asian="normal" style:font-weight-complex="normal"/>
    </style:style>
    <style:style style:name="P9" style:family="paragraph" style:parent-style-name="Standard">
      <style:text-properties style:font-name="Courier New" style:text-underline-style="none" fo:font-weight="normal" officeooo:rsid="00100666" officeooo:paragraph-rsid="0010066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00666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dotted" style:text-underline-width="bold" style:text-underline-color="font-color"/>
    </style:style>
    <style:style style:name="T8" style:family="text">
      <style:text-properties style:text-underline-style="dotted" style:text-underline-width="bold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type="double" style:text-underline-width="auto" style:text-underline-color="font-color"/>
    </style:style>
    <style:style style:name="T10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100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4</text:p>
      <text:p text:style-name="P1">Jhonal Roca </text:p>
      <text:p text:style-name="P1">Tema – 4</text:p>
      <text:p text:style-name="P1"/>
      <text:p text:style-name="P2">Ejercicio 1:</text:p>
      <text:p text:style-name="P5"/>
      <text:p text:style-name="P2"><text:span text:style-name="T1">Árbitros (</text:span><text:span text:style-name="T3">#id</text:span><text:span text:style-name="T6">, nombre, </text:span><text:span text:style-name="T10">Ncolegiado</text:span><text:span text:style-name="T6">)</text:span></text:p>
      <text:p text:style-name="P6"/>
      <text:p text:style-name="P3"><text:span text:style-name="T1">Partidos (</text:span><text:span text:style-name="T3">#id</text:span><text:span text:style-name="T1">, fecha, observaciones, </text:span><text:span text:style-name="T8">arbitro_id</text:span><text:span text:style-name="T1">)</text:span></text:p>
      <text:p text:style-name="P4"/>
      <text:p text:style-name="P4">arbitro_id – Árbitros (not null, B:R, M:C)</text:p>
      <text:p text:style-name="P4"/>
      <text:p text:style-name="P3">Ejercicio 2:</text:p>
      <text:p text:style-name="P4"/>
      <text:p text:style-name="P3"><text:span text:style-name="T1">Habitantes (</text:span><text:span text:style-name="T3">#id</text:span><text:span text:style-name="T1">, nombre, </text:span><text:span text:style-name="T11">dni</text:span><text:span text:style-name="T1">)</text:span></text:p>
      <text:p text:style-name="P4"/>
      <text:p text:style-name="P3"><text:span text:style-name="T1">Pasaportes (</text:span><text:span text:style-name="T3">#id</text:span><text:span text:style-name="T1">, expedición, </text:span><text:span text:style-name="T10">numero</text:span><text:span text:style-name="T1">, </text:span><text:span text:style-name="T8">habitante_id</text:span><text:span text:style-name="T1">, fecha_emision, fecha_caducidad)</text:span></text:p>
      <text:p text:style-name="P4"/>
      <text:p text:style-name="P4">habitante_id – Habitantes (not null, B:C, M:C)</text:p>
      <text:p text:style-name="P4"/>
      <text:p text:style-name="P4"/>
      <text:p text:style-name="P3">Ejercicio 3:</text:p>
      <text:p text:style-name="P4"/>
      <text:p text:style-name="P3"><text:span text:style-name="T1">Jugadores (</text:span><text:span text:style-name="T3">#id</text:span><text:span text:style-name="T1">, nombre)</text:span></text:p>
      <text:p text:style-name="P4"/>
      <text:p text:style-name="P3"><text:span text:style-name="T1">Equipos (</text:span><text:span text:style-name="T3">#id</text:span><text:span text:style-name="T1">, nombre, </text:span><text:span text:style-name="T8">jugador_id</text:span><text:span text:style-name="T1">, fecha)</text:span></text:p>
      <text:p text:style-name="P4"/>
      <text:p text:style-name="P4">jugador_id – Jugadores (not null, B:R, M:C)</text:p>
      <text:p text:style-name="P4"/>
      <text:p text:style-name="P4"/>
      <text:p text:style-name="P3">Ejercicio 4:</text:p>
      <text:p text:style-name="P4"/>
      <text:p text:style-name="P4"/>
      <text:p text:style-name="P4">Localidades (<text:span text:style-name="T4">#id</text:span>, nombre, habitantes)</text:p>
      <text:p text:style-name="P4"/>
      <text:p text:style-name="P4">Alcaldes (<text:span text:style-name="T4">#id</text:span>, <text:span text:style-name="T9">dni</text:span>, nombre, <text:span text:style-name="T7">localidad_id</text:span>, fecha)</text:p>
      <text:p text:style-name="P4"/>
      <text:p text:style-name="P4">localidad_id – Localidades (<text:span text:style-name="T12">not null, B:R, M:C</text:span>)</text:p>
      <text:p text:style-name="P4"/>
      <text:p text:style-name="P4"/>
      <text:p text:style-name="P3">Ejercicio 5:</text:p>
      <text:p text:style-name="P3"/>
      <text:p text:style-name="P4">Usuarios (<text:span text:style-name="T4">#id</text:span>, <text:span text:style-name="T9">email</text:span>, nombre)</text:p>
      <text:p text:style-name="P4"/>
      <text:p text:style-name="P4">Es Amigo (<text:span text:style-name="T5">#</text:span><text:span text:style-name="T4">usuario</text:span><text:span text:style-name="T5">_id</text:span>, <text:span text:style-name="T7">amigo_id)</text:span></text:p>
      <text:p text:style-name="P4"/>
      <text:p text:style-name="P9">usuario_id – Usuarios (not null, B:C, M:C)</text:p>
      <text:p text:style-name="P4">amigo_id – <text:span text:style-name="T12">Usuarios</text:span> (<text:span text:style-name="T12">not null, </text:span>B:R, M:C)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1:01:05.390000000</meta:creation-date>
    <dc:date>2024-11-26T12:58:57.965000000</dc:date>
    <meta:editing-duration>PT1H19M57S</meta:editing-duration>
    <meta:editing-cycles>2</meta:editing-cycles>
    <meta:generator>LibreOffice/7.5.6.2$Windows_X86_64 LibreOffice_project/f654817fb68d6d4600d7d2f6b647e47729f55f15</meta:generator>
    <meta:document-statistic meta:table-count="0" meta:image-count="0" meta:object-count="0" meta:page-count="2" meta:paragraph-count="24" meta:word-count="98" meta:character-count="755" meta:non-whitespace-character-count="673"/>
  </office:meta>
</office:document-meta>
</file>